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8000001B00EB6D1C2C1175C2A.png" manifest:media-type="image/png"/>
  <manifest:file-entry manifest:full-path="Pictures/100000010000044800000141468B6C64C88F3487.png" manifest:media-type="image/png"/>
  <manifest:file-entry manifest:full-path="Pictures/10000001000004370000011FBCC4CA7087C79266.png" manifest:media-type="image/png"/>
  <manifest:file-entry manifest:full-path="Pictures/10000001000003B4000001698154844296AAF4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97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2cm" svg:y="-0.974cm" svg:width="21.001cm" svg:height="8.983cm" draw:z-index="0"><draw:image xlink:href="Pictures/10000001000003B4000001698154844296AAF4F5.png" xlink:type="simple" xlink:show="embed" xlink:actuate="onLoad" draw:mime-type="image/png"/></draw:frame></text:p>
      <text:p text:style-name="Standard"/>
      <text:p text:style-name="Standard"><draw:frame draw:style-name="fr2" draw:name="Image2" text:anchor-type="char" svg:width="20.5cm" svg:height="6.934cm" draw:z-index="1"><draw:image xlink:href="Pictures/10000001000004370000011FBCC4CA7087C7926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"><draw:frame draw:style-name="fr2" draw:name="Image3" text:anchor-type="char" svg:width="20.75cm" svg:height="7.02cm" draw:z-index="2"><draw:image xlink:href="Pictures/100000010000044800000141468B6C64C88F3487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><draw:frame draw:style-name="fr1" draw:name="Image4" text:anchor-type="char" svg:x="-2cm" svg:y="0.219cm" svg:width="21.001cm" svg:height="10.358cm" draw:z-index="3"><draw:image xlink:href="Pictures/1000000100000448000001B00EB6D1C2C1175C2A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20:16:44.253094709</meta:creation-date>
    <dc:date>2023-12-07T20:18:43.281945927</dc:date>
    <meta:editing-duration>PT1M59S</meta:editing-duration>
    <meta:editing-cycles>1</meta:editing-cycles>
    <meta:document-statistic meta:table-count="0" meta:image-count="4" meta:object-count="0" meta:page-count="2" meta:paragraph-count="1" meta:word-count="0" meta:character-count="40" meta:non-whitespace-character-count="0"/>
    <meta:generator>LibreOffice/7.3.7.2$Linux_X86_64 LibreOffice_project/30$Build-2</meta:generator>
  </office:meta>
</office:document-meta>
</file>